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officeooo:rsid="0013b91d" officeooo:paragraph-rsid="00142e2a"/>
    </style:style>
    <style:style style:name="P2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fo:font-style="italic" officeooo:rsid="0013b91d" officeooo:paragraph-rsid="00142e2a" style:font-style-asian="italic" style:font-style-complex="italic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style:page-number="auto" fo:background-color="transparent"/>
      <style:text-properties style:font-name="Arial" officeooo:rsid="000e1950" officeooo:paragraph-rsid="000c3103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style:font-name="Arial" officeooo:rsid="000e1950" officeooo:paragraph-rsid="000c3103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style:font-name="Arial" officeooo:rsid="000e1950" officeooo:paragraph-rsid="0016435e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2cm" style:auto-text-indent="false" fo:background-color="transparent"/>
      <style:text-properties style:font-name="Arial" officeooo:rsid="000e1950" officeooo:paragraph-rsid="00180a2d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Arial" officeooo:rsid="000e1950" officeooo:paragraph-rsid="00142e2a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0e1950" officeooo:paragraph-rsid="000c3103" style:font-weight-asian="bold" style:font-weight-complex="bold"/>
    </style:style>
    <style:style style:name="P9" style:family="paragraph" style:parent-style-name="Standard">
      <style:text-properties officeooo:paragraph-rsid="00142e2a"/>
    </style:style>
    <style:style style:name="P10" style:family="paragraph" style:parent-style-name="Table_20_Contents">
      <loext:graphic-properties draw:fill-gradient-name="gradient" draw:fill-hatch-name="hatch"/>
      <style:paragraph-properties fo:line-height="100%" fo:text-align="center" style:justify-single-word="false"/>
      <style:text-properties style:font-name="Arial" officeooo:rsid="00312727" officeooo:paragraph-rsid="00312727"/>
    </style:style>
    <style:style style:name="P11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2.499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0.499cm"/>
        </style:tab-stops>
      </style:paragraph-properties>
      <style:text-properties style:font-name="Arial" fo:font-style="italic" officeooo:rsid="000e1950" officeooo:paragraph-rsid="000c3103" style:font-style-asian="italic" style:font-style-complex="italic"/>
    </style:style>
    <style:style style:name="P12" style:family="paragraph" style:parent-style-name="Standard" style:list-style-name="L1">
      <loext:graphic-properties draw:fill="none" draw:fill-gradient-name="gradient" draw:fill-hatch-name="hatch"/>
      <style:paragraph-properties fo:margin-left="2.499cm" fo:margin-right="0cm" fo:line-height="150%" fo:text-align="justify" style:justify-single-word="false" fo:text-indent="0cm" style:auto-text-indent="false" fo:background-color="transparent">
        <style:tab-stops>
          <style:tab-stop style:position="0.499cm"/>
        </style:tab-stops>
      </style:paragraph-properties>
      <style:text-properties style:font-name="Arial" fo:font-style="italic" officeooo:rsid="000e1950" officeooo:paragraph-rsid="000c3103" style:font-style-asian="italic" style:font-style-complex="italic"/>
    </style:style>
    <style:style style:name="P13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2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0.295cm"/>
          <style:tab-stop style:position="0.499cm"/>
        </style:tab-stops>
      </style:paragraph-properties>
      <style:text-properties style:font-name="Arial" fo:font-style="italic" officeooo:rsid="000e1950" officeooo:paragraph-rsid="000c3103" style:font-style-asian="italic" style:font-style-complex="italic"/>
    </style:style>
    <style:style style:name="P14" style:family="paragraph" style:parent-style-name="Standard" style:list-style-name="L2">
      <loext:graphic-properties draw:fill="none" draw:fill-gradient-name="gradient" draw:fill-hatch-name="hatch"/>
      <style:paragraph-properties fo:margin-left="2cm" fo:margin-right="0cm" fo:line-height="150%" fo:text-align="justify" style:justify-single-word="false" fo:text-indent="0cm" style:auto-text-indent="false" fo:background-color="transparent">
        <style:tab-stops>
          <style:tab-stop style:position="0.295cm"/>
          <style:tab-stop style:position="0.499cm"/>
        </style:tab-stops>
      </style:paragraph-properties>
      <style:text-properties style:font-name="Arial" fo:font-style="italic" officeooo:rsid="000e1950" officeooo:paragraph-rsid="0030771d" style:font-style-asian="italic" style:font-style-complex="italic"/>
    </style:style>
    <style:style style:name="T1" style:family="text">
      <style:text-properties officeooo:rsid="001245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846c" style:font-style-asian="italic" style:font-style-complex="italic"/>
    </style:style>
    <style:style style:name="T4" style:family="text">
      <style:text-properties officeooo:rsid="0016435e"/>
    </style:style>
    <style:style style:name="T5" style:family="text">
      <style:text-properties officeooo:rsid="0018450a"/>
    </style:style>
    <style:style style:name="T6" style:family="text">
      <style:text-properties officeooo:rsid="001a08f7"/>
    </style:style>
    <style:style style:name="T7" style:family="text">
      <style:text-properties officeooo:rsid="001b846c"/>
    </style:style>
    <style:style style:name="T8" style:family="text">
      <style:text-properties officeooo:rsid="001ce2e5"/>
    </style:style>
    <style:style style:name="T9" style:family="text">
      <style:text-properties officeooo:rsid="001ed693"/>
    </style:style>
    <style:style style:name="T10" style:family="text">
      <style:text-properties officeooo:rsid="002fc903"/>
    </style:style>
    <style:style style:name="T11" style:family="text">
      <style:text-properties officeooo:rsid="0030771d"/>
    </style:style>
    <style:style style:name="T12" style:family="text">
      <style:text-properties officeooo:rsid="00312727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TRATO DE PRESTAÇÃO DE SERVIÇOS DE ENGENHARIA DE SOFTWARE</text:p>
      <text:p text:style-name="P3"/>
      <text:p text:style-name="P4">Olá, Sr. <text:span text:style-name="T10">[nome do cliente]</text:span>, meu nome é <text:span text:style-name="T10">[nome completo]</text:span>, sou Engenheiro de Software inscrito no CREA n<text:span text:style-name="T10">º</text:span> 0000 <text:span text:style-name="T8">e proprietário da </text:span><text:span text:style-name="T10">[nome da empresa]</text:span><text:span text:style-name="T8">.</text:span></text:p>
      <text:p text:style-name="P4">Esse documento representa por escrito o que nós combinamos, portanto, não hesite em esclarecer suas dúvidas antes de assiná-lo.</text:p>
      <text:p text:style-name="P4">Eu prestarei ao Sr. os serviços <text:span text:style-name="T4">que estão melhores detalha</text:span><text:span text:style-name="T9">do</text:span><text:span text:style-name="T4">s no Termo de Especificação de Requisitos que acompanha esse contrato, mas em resumo os serviços são os seguintes</text:span>:</text:p>
      <text:list xml:id="list789683381" text:style-name="L1">
        <text:list-item>
          <text:p text:style-name="P11">Serviço 1;</text:p>
        </text:list-item>
        <text:list-item>
          <text:p text:style-name="P12">Serviço 2.</text:p>
        </text:list-item>
      </text:list>
      <text:p text:style-name="P4">Pelos serviços prestados, o Sr. me pagará o valor total de R$ <text:span text:style-name="T11">[valor do serviço]</text:span>.</text:p>
      <text:p text:style-name="P4">O <text:span text:style-name="T1">valor que ajustamos </text:span><text:span text:style-name="T6">será pago de</text:span> forma parcelada <text:span text:style-name="T6">e </text:span>por etapas:</text:p>
      <text:list xml:id="list965796887" text:style-name="L2">
        <text:list-item>
          <text:p text:style-name="P13">Primeira etapa no valor de R$ <text:span text:style-name="T11">[valor]</text:span>, correspondente ao início dos trabalhos com prazo de início em <text:span text:style-name="T11">[data de início]</text:span> e término em <text:span text:style-name="T11">[data de término]</text:span>.</text:p>
        </text:list-item>
        <text:list-item>
          <text:p text:style-name="P14">Segunda etapa no valor de R$ <text:span text:style-name="T11">[valor]</text:span>, correspondente ao início dos trabalhos com prazo de início em <text:span text:style-name="T11">[data de início]</text:span> e término em <text:span text:style-name="T11">[data de término]</text:span>.</text:p>
        </text:list-item>
      </text:list>
      <text:p text:style-name="P4">O pagamento deverá ser realizado via PIX no seguinte endereço: <text:span text:style-name="T11">[chave pix]</text:span>.</text:p>
      <text:p text:style-name="P4">Eu iniciarei os trabalhos somente após a confirmação do pagamento da primeira etapa.</text:p>
      <text:p text:style-name="P4">Após a conclusão de qualquer etapa, o Sr. terá o prazo de dois dias corridos para efetuar o pagamento da etapa seguinte.</text:p>
      <text:p text:style-name="P5">O prazo de término <text:span text:style-name="T1">de cada etapa</text:span> é a garantia que o Sr. tem de que concluirei o serviço dentro do prazo estabelecido, <text:span text:style-name="T1">entretanto</text:span>, eu <text:span text:style-name="T1">posso</text:span> concluir a etapa antes do <text:span text:style-name="T1">fim do</text:span> prazo <text:span text:style-name="T1">e se isso acontecer </text:span>ela será considera concluída e o pagamento <text:span text:style-name="T1">deverá ser realizado</text:span> no prazo do parágrafo anterior, <text:span text:style-name="T4">portanto, reserve o pagamento, tendo em vista que será bom para todos que os serviços sejam concluídos no menor prazo possível.</text:span></text:p>
      <text:p text:style-name="P4">Veja que eu iniciarei a etapa seguinte somente após a confirmação do pagamento da etapa anterior, portanto, é importante que o Sr. cumpra com o pagamento para não atrasar a conclusão dos trabalhos.</text:p>
      <text:p text:style-name="P4">É muito importante que o Sr. me envie o comprovante de pagamento no WhatsApp <text:span text:style-name="T12">[número de whatsapp]</text:span>, principalmente se realizar o pagamento a partir de uma conta bancária que não seja de sua titularidade, pois somente assim <text:span text:style-name="T1">eu</text:span> conseguirei confirmar o pagamento. Se o Sr. não puder enviar o comprovante por WhatsApp, o <text:soft-page-break/>pagamento deverá ser realizado por boleto que o Sr. deverá me solicitar antes do término do prazo para pagamento.</text:p>
      <text:p text:style-name="P4">Eu entendo que quando falamos de desenvolvimento de software existem muitos conceitos difíceis de entender, contudo, é um importante que o Sr. compreenda os conceitos básicos para que conheça os seus e os meus direitos, portanto, eu desejo que o Sr. leia com atenção a cartilha que acompanha esse contrato.</text:p>
      <text:p text:style-name="P6">O serviço contratado será entregue exatamente conforme combinado no <text:span text:style-name="T4">Termo de Especificação de Requisitos</text:span> <text:span text:style-name="T1">do sistema</text:span>. O termo mencionado registra a forma como o Sr. deseja que o software funcione, portanto, também é importante que o Sr. leia o termo com atenção, <text:span text:style-name="T1">mas fique tranquilo, pois ele foi redigido da forma mais simples possível</text:span>.</text:p>
      <text:p text:style-name="P4"><text:span text:style-name="T1">Observe que o</text:span> valor que nós ajustamos corresponde as funcionalidades que o Sr. solicitou, portanto, no caso de acréscimo de novas funcionalidades ou modificação das funcionalidades solicitadas, será necessário rever o valor e prazos combinados para o serviço.</text:p>
      <text:p text:style-name="P4">O serviço será considerado concluído quando o sistema estiver funcionando da forma como o Sr. solicitou. Após a conclusão <text:span text:style-name="T1">do serviço</text:span> eu garanto ao Sr. por tempo indeterminado o correto funcionamento do código escrito por mim para que o software funcione de forma adequada, desde que eventual erro seja “<text:span text:style-name="T2">erro de programação</text:span>” e não tenha sido causado por terceiros.</text:p>
      <text:p text:style-name="P4">Por “<text:span text:style-name="T2">erro de programação</text:span>”, considero apenas “<text:span text:style-name="T2">erro de digitação</text:span>”, “<text:span text:style-name="T2">erro de sintaxe”</text:span> e “<text:span text:style-name="T2">erro de lógica</text:span>”. <text:span text:style-name="T7">Não caracteriza “</text:span><text:span text:style-name="T3">erro de programação</text:span><text:span text:style-name="T7">” eventual incompatibilidade futura em razão da atualização de softwares de terceiros.</text:span></text:p>
      <text:p text:style-name="P4">A garantia mencionada não cobre alteração do código para manter a compatibilidade com atualizações de software de terceiros <text:span text:style-name="T5">ou a inclusão de novas funcionalidades</text:span>, pois a tecnologia evoluí com o passar do tempo e por causa disso todo <text:span text:style-name="T1">sistema</text:span> sempre precisará de manutenção para continuar funcionando da forma desejada.</text:p>
      <text:p text:style-name="P4">O Sr. poderá desistir da minha contratação desde que me informe com quinze dias de antecedência do fim do prazo da etapa em curso. Se o Sr. me comunicar a desistência sem antecedência, ainda terá que efetuar o pagamento da etapa em curso, mas não se preocupe, pois mesmo assim vou concluir a etapa em curso.</text:p>
      <text:p text:style-name="P4">Se o Sr. atrasar o pagamento por 15 dias corridos, esse contrato será considerado desfeito automaticamente e independente de comunicação e o valor da etapa em curso ainda será devido, <text:span text:style-name="T1">mas não vamos deixar isso acontecer, portanto, caso necessite atrasar o pagamento converse comigo antes, pois podemos ajustar novos prazos e formas de pagamento.</text:span></text:p>
      <text:p text:style-name="P4"><text:soft-page-break/>Bom é isso, é importante que o Sr. leia esse contrato <text:span text:style-name="T1">e a cartilha que o acompanha</text:span> com atenção, pois ao assiná-lo o Sr. concordará com tudo o que combinamos.</text:p>
      <text:p text:style-name="P4">Estamos em Sinop/MT e hoje é <text:date style:data-style-name="N79" text:date-value="2021-12-12T22:58:35.389292500">domingo, 12 de dezembro de 2021</text:date>.</text:p>
      <text:p text:style-name="P7"/>
      <table:table table:name="Tabela2" table:style-name="Tabela2">
        <table:table-column table:style-name="Tabela2.A"/>
        <table:table-column table:style-name="Tabela2.B"/>
        <table:table-row table:style-name="TableLine83821072">
          <table:table-cell table:style-name="Tabela2.A1" office:value-type="string">
            <text:p text:style-name="P1"><text:s/></text:p>
            <text:p text:style-name="P1"/>
            <text:p text:style-name="P1">__________________________</text:p>
            <text:p text:style-name="P10">[nome do cliente]</text:p>
          </table:table-cell>
          <table:table-cell table:style-name="Tabela2.A1" office:value-type="string">
            <text:p text:style-name="P2"/>
            <text:p text:style-name="P2"/>
            <text:p text:style-name="P2">Documento assinado digitalmente</text:p>
            <text:p text:style-name="P1">ENGENHEIRO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_23_2" style:display-name="Rodapé #2" style:family="paragraph" style:parent-style-name="Table_20_Contents" style:class="extra">
      <loext:graphic-properties draw:fill-gradient-name="gradient" draw:fill-hatch-name="hatch"/>
      <style:paragraph-properties fo:line-height="100%" fo:text-align="center" style:justify-single-word="false"/>
      <style:text-properties style:font-name="Arial" fo:font-family="Arial" style:font-family-generic="swiss" style:font-pitch="variable" fo:font-style="italic" officeooo:rsid="0013b91d" style:font-style-asian="italic" style:font-style-complex="italic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57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stilo_20_de_20_página_20_-_20_Seção_20_1">
      <style:header>
        <text:p text:style-name="Header"/>
      </style:header>
      <style:header-left>
        <text:p text:style-name="Header_20_left"/>
      </style:header-left>
    </style:master-page>
    <style:master-page style:name="First_20_Page" style:display-name="First Page" style:page-layout-name="Mpm2" style:next-style-name="Standard"/>
    <style:master-page style:name="Estilo_20_de_20_página_20_-_20_Seção_20_1" style:display-name="Estilo de página - Seção 1" style:page-layout-name="Mpm2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Estilo_20_de_20_página_20_-_20_Seção_20_2" style:display-name="Estilo de página - Seção 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6:29:01.866310990</meta:creation-date>
    <dc:date>2021-12-12T22:58:35.084557256</dc:date>
    <meta:editing-duration>PT55M</meta:editing-duration>
    <meta:editing-cycles>14</meta:editing-cycles>
    <meta:generator>LibreOffice/7.1.5.2$Linux_X86_64 LibreOffice_project/85f04e9f809797b8199d13c421bd8a2b025d52b5</meta:generator>
    <dc:creator>Paulo Fidélis</dc:creator>
    <meta:document-statistic meta:table-count="1" meta:image-count="0" meta:object-count="0" meta:page-count="3" meta:paragraph-count="31" meta:word-count="836" meta:character-count="5062" meta:non-whitespace-character-count="4259"/>
  </office:meta>
</office:document-meta>
</file>